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weight="bold" officeooo:rsid="00182304" officeooo:paragraph-rsid="00182304" style:font-weight-asian="bold" style:font-weight-complex="bold"/>
    </style:style>
    <style:style style:name="P2" style:family="paragraph" style:parent-style-name="Standard">
      <style:text-properties fo:font-weight="bold" officeooo:rsid="0039987e" officeooo:paragraph-rsid="0039987e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82304" officeooo:paragraph-rsid="00182304" style:font-weight-asian="bold" style:font-weight-complex="bold"/>
    </style:style>
    <style:style style:name="P4" style:family="paragraph" style:parent-style-name="Standard">
      <style:text-properties fo:font-weight="normal" officeooo:rsid="0018770d" officeooo:paragraph-rsid="0018770d" style:font-weight-asian="normal" style:font-weight-complex="normal"/>
    </style:style>
    <style:style style:name="P5" style:family="paragraph" style:parent-style-name="Standard">
      <style:text-properties fo:font-weight="normal" officeooo:rsid="001a349a" officeooo:paragraph-rsid="001a349a" style:font-weight-asian="normal" style:font-weight-complex="normal"/>
    </style:style>
    <style:style style:name="P6" style:family="paragraph" style:parent-style-name="Standard">
      <style:text-properties officeooo:rsid="001b596e" officeooo:paragraph-rsid="0018770d"/>
    </style:style>
    <style:style style:name="P7" style:family="paragraph" style:parent-style-name="Standard">
      <style:text-properties officeooo:rsid="001b8333" officeooo:paragraph-rsid="001b8333"/>
    </style:style>
    <style:style style:name="P8" style:family="paragraph" style:parent-style-name="Standard">
      <style:text-properties officeooo:rsid="00241e61" officeooo:paragraph-rsid="00241e61"/>
    </style:style>
    <style:style style:name="P9" style:family="paragraph" style:parent-style-name="Standard">
      <style:text-properties officeooo:rsid="0027c203" officeooo:paragraph-rsid="0027c203"/>
    </style:style>
    <style:style style:name="P10" style:family="paragraph" style:parent-style-name="Standard">
      <style:text-properties officeooo:rsid="0039987e" officeooo:paragraph-rsid="0039987e"/>
    </style:style>
    <style:style style:name="P11" style:family="paragraph" style:parent-style-name="Standard">
      <style:text-properties fo:font-style="italic" fo:font-weight="normal" officeooo:rsid="0039987e" officeooo:paragraph-rsid="0039987e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fo:font-weight="normal" officeooo:rsid="003f1fe9" officeooo:paragraph-rsid="003f1fe9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fo:font-weight="normal" officeooo:rsid="0047cc5b" officeooo:paragraph-rsid="0047cc5b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italic" fo:font-weight="normal" officeooo:rsid="0048eabb" officeooo:paragraph-rsid="0048eabb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officeooo:rsid="001b8333" officeooo:paragraph-rsid="001b8333"/>
    </style:style>
    <style:style style:name="T1" style:family="text">
      <style:text-properties officeooo:rsid="001b596e"/>
    </style:style>
    <style:style style:name="T2" style:family="text">
      <style:text-properties officeooo:rsid="0025d413"/>
    </style:style>
    <style:style style:name="T3" style:family="text">
      <style:text-properties officeooo:rsid="00319a18"/>
    </style:style>
    <style:style style:name="T4" style:family="text">
      <style:text-properties officeooo:rsid="00344c1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5d413" style:font-weight-asian="bold" style:font-weight-complex="bold"/>
    </style:style>
    <style:style style:name="T7" style:family="text">
      <style:text-properties officeooo:rsid="0044e2f5"/>
    </style:style>
    <style:style style:name="T8" style:family="text">
      <style:text-properties officeooo:rsid="00487c68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ings that are out of kilter in the emulator/tiny kernel with the hardware/kernel.</text:p>
      <text:p text:style-name="P3"/>
      <text:p text:style-name="P7"><text:span text:style-name="T5">Shift from 8042 PS/2 to Stefany FIFO PS/2 </text:span><text:span text:style-name="T6">hardware.</text:span></text:p>
      <text:p text:style-name="P6"/>
      <text:p text:style-name="P7">Leave the old code in the emulator, and the kernel, but do not call it.</text:p>
      <text:p text:style-name="P7"/>
      <text:p text:style-name="P9">Put the Kernel in loop-echo mode and write Makefile changes to run it directly (e.g. upload and run) for both Flash and RAM.</text:p>
      <text:p text:style-name="P7"/>
      <text:p text:style-name="P8">Change the Kernal so it is no longer interrupt driven, but reads and displays the PS/2 stream directly.</text:p>
      <text:p text:style-name="P8"/>
      <text:p text:style-name="P8">Reprogram the FPGA with the updated kernal and check this works.</text:p>
      <text:p text:style-name="P8"/>
      <text:p text:style-name="P8">Switch to the new PS/2 and rewrite the code ; get this stream displayed.</text:p>
      <text:p text:style-name="P8"/>
      <text:p text:style-name="P8">Fix the Kernel back so the interrupts work again and display the interrupt stream.</text:p>
      <text:p text:style-name="P8"/>
      <text:p text:style-name="P8">Get this working on the emulator (should be same interrupt).</text:p>
      <text:p text:style-name="P8"/>
      <text:p text:style-name="P8">Fix up for any PS/2 scan code changes, same in Emulator, fix the Scancodes so things no work again, hopefully, including Ctrl+C, Shift, Ctrol etc and the faux Joystick.</text:p>
      <text:p text:style-name="P8"/>
      <text:p text:style-name="P8">Check this works in both hardware and emulator.</text:p>
      <text:p text:style-name="P10"><text:span text:style-name="T5"/></text:p>
      <text:p text:style-name="P10"><text:span text:style-name="T5">CHANGES</text:span></text:p>
      <text:p text:style-name="P2"/>
      <text:p text:style-name="P11">TinyKernel dumps the MMU table and shows if running from Flash/RAM on boot.</text:p>
      <text:p text:style-name="P12">BASIC ROM has been moved to load at address $84000 (where it actually is, so on boot ?12 = 66)</text:p>
      <text:p text:style-name="P13">TinyKernel preserves the MMU[7] value on reset <text:span text:style-name="T8">(will be $7F or $07). On reset the tiny kernel will be loaded to page $07 (RAM) and page $7F (Flash)</text:span></text:p>
      <text:p text:style-name="P14">Emulator has the additional Command line option flash ; this sets MMU[7] to $7F on boot. Currently this has no other consequence, as the Tiny Kernel is at both $07 and $7F, but this allows running of other Kernels, theoreticall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03:39:00.617932290</meta:creation-date>
    <dc:date>2022-12-11T10:45:40.818281488</dc:date>
    <meta:editing-duration>PT53M26S</meta:editing-duration>
    <meta:editing-cycles>25</meta:editing-cycles>
    <meta:generator>LibreOffice/7.4.3.2$Linux_X86_64 LibreOffice_project/40$Build-2</meta:generator>
    <meta:document-statistic meta:table-count="0" meta:image-count="0" meta:object-count="0" meta:page-count="1" meta:paragraph-count="16" meta:word-count="266" meta:character-count="1477" meta:non-whitespace-character-count="1227"/>
  </office:meta>
</office:document-meta>
</file>